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डे टायम खबरो</text:p>
      <text:p>कोळसो नाका जाल्यार कोळशावेली लायटूय वापरूं नाकात धरण्याचे नावान चल्ल्यांत नाटकां मुख्यमंत्र्याचे एन्टीकोल एक्टिव्हिस्टांक थोमणे कॉंग्रेस म्हण्टा चल्ल्या अदानीजिंदालाची भर.</text:p>
      <text:p>सेजाची मीन येरादारी बंद ट्रकवाल्यांनी गेटीभायर ठाण मांडिल्ल्यान कोडले ट्रान्सपोर्टेशन बंद लेखी उतरा उपरांत पुलीस फोर्स फाटी ट्रकवाले ठाम दोग आमदार ट्रकवाल्यांबरोबर</text:p>
      <text:p>मायनिंग बद उरूंक जायनागोंयांत मायनिंग बंद दवरप सध्या कोणाच्याच बऱ्याक न्ही वाडयिल्ले रेटीर सध्या चालू करात मायनिंग बॅल्टांतल्या आमदारांचें हेड ऑन एकमत.</text:p>
      <text:p>कॉंग्रेसीचे विधिमंडळ बसकेंत मुरगांवचो कोळसो धरून रिव्हर प्रायव्हटायझेशन टूरिस्ट टॅक्सीवाले मायनिंग ट्रकवाल्यांचे इशू सरकाराक एकूय इशू तडीक लावंक जमना कॉंग्रेसीची टीका.</text:p>
      <text:p>मोठमोठ्यो फिशींग लॉबीक कडेक पारंपारीक नुस्तेमारयांचें हीत सांबाळपाची सगळ्या नुस्तेंमारी खात्यांची जवाबदारी संसदीय समितीचे गोंयचे बसकेंत सूर.</text:p>
      <text:p>तिळामळावेल्या 110 फामिलींक 7 दिसांभीतर घरां खाली करुंक पंचायतीची नोटीस लोकांचेर आकांत लोक म्हण्टा आमदारांनी व्होट बॅंक म्हूण वापले संसार हुमकळळे.</text:p>
      <text:p>आनी</text:p>
      <text:p>म्यानमारा आड मंगळारा मॅच जातली बरे पैकी म्हणटा इंडियाचो कोच स्टिफन कॉन्स्टन्टायन</text:p>
      <text:p>एफसी गोवान गोंयात प्रॅक्टिस मॅचिनी केल्ले कामगिरीचेर कोच सर्जीओ लोबेरा खोशी पळयात एक्सक्लुझीव इंटरव्ह्यु.</text:p>
      <text:p>कोळसो नाका जाल्यार कोळशाचेर तयार जावपी लायट वापरूं नाकात. गोंयांत 96 टक्के पावर कोळश्यांतल्यान येता. विरोध दाखोवंक धरणे धरतल्यांच्यो मुख्यमंत्री पर्रीकारान मडगवां गेल्लेकडेन बऱ्योच टिवल्योबावल्यो उडयल्यो. हीं खंय नाटकां. रवींद्र भवनाची दशा पळोवंक गेल्लेकडेन थंय धरणे धरून बशिल्ल्या एन्टीकोल एक्टिव्हिस्टाक ताणे बरेच थोमणे माल्ले.कॉंग्रेस म्हण्टा सरकाराचो कारभार पयलींसावन अदानी आनी जिंदालाचे भरीक.</text:p>
      <text:p>सेसा गोवान कोडली मायनींग ट्रान्सपोर्टेशन सद्या बंद दवरपाचो निर्णय घेतला. कंपनीन उपजिल्लोधिकाऱ्याक तशे लेखी दिले उपरांत कोडले मायनीवेलो पुलीस फोर्स काडलो. सेझा सोमारा पुलीस प्रोटेक्शनांत ट्रान्सपोर्ट करपाक फुडे सरिल्ली मात ट्रकवाल्यानी सकाळसावनूच गेटीर ठाण मांडलें. ट्रकवाल्यांबरोबर आमदार प्रसाद गांवकार आनी दिपक पावस्कारुय आशिल्ले. ट्रकवाले रेटीचेर ठाम. तिनूय आमदार खंय आतां मुख्यमंत्र्याक मेळटले.</text:p>
      <text:p>मात मायनिंग बद उरूंक जायना हाचेर मायनिंग बॅल्टांतले आमदार एकमत आसातगोंयांत मायनिंग बंद दवरप सध्या कोणाच्याच बऱ्याक न्ही.कंपनी आनी सरकाराचे मध्यस्तींत कंपनीन पयलींच वाडोवन दिल्ल्या रेटीचेर सध्या मिनाचो ट्रान्स्पोर्ट सुरु करचो आनी वाडीची मागणी आसल्यार ती उपरांत तडीक लावची म्हूण कुडचडेचो आमदार निलेश काब्राल आनी सावड्डेचो पावस्कार प्रुडंटाचे हेड ऑनांत उलयले.</text:p>
      <text:p>घेवया एक ब्रेक</text:p>
      <text:p>कॉंग्रेसीचे सोमारा विधिमंडळाचे बसकेंत मुरगांवचो कोळसो धरून रिव्हर प्रायव्हटायझेशन टूरिस्ट टॅक्सीवाले आनी मायनिंग ट्रकवाल्यांचे इशू आयले. डिजिटल मिटरांवेल्यान टॅक्सीवाले आनी ट्रान्स्पोर्ट रेटीवेल्यान ट्रकवाले रस्त्यार. सरकाराक एकूय इशू तडीक लावंक जमना म्हूण कॉंग्रेसीची सरकाराचेर टीका. रिव्हर प्रायव्हेटायझेशना आड सीएलपीन थाराव घेतला. बसकेक 16तले लुईझिन इजिदोर आनी सुभाश सोडल्यार 13 आमदार आशिल्ले.</text:p>
      <text:p>वास्को फिश मार्केटाभायर गाडे घालून नुस्तें विकपी आनी मार्केटांत नुस्तें विकतल्यांचें पेटले. मार्केटाभायर नुस्ते घेवन बशिल्ल्यान भितर कोण येना म्हूण मार्केटातले नुस्तेंकार चाळवल्यात. भायर गाड्यांवेले नुस्तेंकार म्हण्टात तेय गोंयकारूच. भायर धंदो केल्यार कितें चुकलें.</text:p>
      <text:p>असिस्टंट जिओलॉजिस्ट रामनाथ शेटगांवकाराक मुखेल मायनिंग स्कॅमाचे केशींत पणजे स्पेशल कोर्टान अटींचेर जामिन दिलो. एक लाख रुपयाचो बॉंड आनी तितल्याच रुपयाची लोकल शुअरिटी. फुडले 15 दिस शेटगांवकारान तपास अधिकायांमुखार हजेरी लावची पडटली. हे केशींतलो सहआरोपी फिलिप जॅकॉब ताचे आड अजामिनपात्र वॉरंट रद्द करचें म्हूण पणजे सेशन कोर्टांत गेला. कोर्टान जॅकबाच्या अर्जाचेर पुलिसांकडल्यान रिप्लाय मागला. केस 23 तारखेर दवरल्या.</text:p>
      <text:p>घेवया एक ब्रेक</text:p>
      <text:p>मोठमोठ्या फिशींग लॉबीक कडेक दवरुन पारंपारीक नुस्तेमारयांचें हीत सांबाळपाची सगळ्या नुस्तेंमारी खात्यांची जवाबदारी. गोयांत सोमारा संसदीय समितीचे बसकेंत हो सूर दिसलो. ही समिती नुस्तेमारांचे स्किमींचे प्रश्न हाताळटा. समितीचो अध्यक्ष हुकुमदेव यादव पंधरा वर्साफाटी केंद्रांत शेतकी मंत्री आसतना ताणे बुल ट्रॉलींगाचें अर्ज भायर मारिल्ले. 80 ट्रॉलरांक मान्यताय न्हयकारील्ली म्हूण तो बसकेंत उलयलो</text:p>
      <text:p>मडगांवचें रेल्वे स्टेशन टुरिस्टांक यो वच करपाचें मेन स्टेशन मात मोदी सरकारचें स्वच्छ भारत आनी आनी रेल्वे मंत्रालयाचें हाय टॅक इन्फ्रास्ट्रक्चर अजून तरी हे स्टेशनामेरेन पाविल्लें दिसना फुडल्या एन्ट्रन्सान आयल्यार फोणकूलांनी वाट काडीत येवपाचे आनी फाटल्या रस्त्यान आयल्यार नाकार हात दवरुन भितर सरपाचे गोंयकार विटल्या ते विटल्यात टुरिस्टूय विटल्यात.</text:p>
      <text:p>घेवया एक ब्रेक</text:p>
      <text:p>पेडामळ तिळामळावेल्या 110 फामिलींक 7 दिसांभीतर सुवात खाली करची म्हूण शिरवय पंचायतीन नोटीस काडल्या. लोकांचेर आकांत. लोक म्हण्टात किदे ती फायन घालून घरा रेग्युलरायझ करून उपकार करचे. आमदार काब्राल म्हण्टा ह्या लोकांचे पयशे कोणे खाले आनी घरा बांदूक दिली ताची चवकशी करची. आमदार बाबू कवळेकाराचेरुय ताणे बाण माल्ले. व्होट बॅंकांचे गणितांनी तिळामळावेले 900 जाणांचे संसार हुमकळळे.</text:p>
      <text:p>आतां पळोवया गोंयच्या बाकीच्या वाठारांतल्यो कांय खबरो</text:p>
      <text:p>पणजेच्या रोटरी क्लबान एक्सिडंटावेळार जखमींक तात्काळ कितें उपाय करपाक जाय ताचें ट्रेनींग दिले. तीन दिस चलील्ले हे ट्रेनींग सेशनात वट्ट 19 पार्टीसिपंट वाटेंकार जाल्ले.हे वेळार पार्टीसिपंटांक बारीक सारीक गजाली कश्यो हाताळप ताचे प्रात्यक्षितासयत ट्रेनींग जाले.</text:p>
      <text:p>घेवया एक ब्रेक</text:p>
      <text:p>यात जाल्ले प्रॅक्टिस मॅचिनी केल्ल्या कामगिरीचेर एफसी गोवाचो कोच सर्जीओ लोबेरान खोशी उक्तायल्या. पूण आयएसएलांत खडेगांठ पंगडा आड बरी कामगिरी जावंक जाय म्हण तो प्लेयरांकडच्यान आनीकूय बरे परफॉर्मंसाची अपेक्षा दवरुन आसा. आयतारा चेन्नय सिटी एफसीक एफसी गोवान 4 गोलानी माल्ले. उपरांत कोच लोबेरान प्रुडंटाकडेन एक्सक्लुझीव चर्चा केली.</text:p>
      <text:p>गोवा पुलिसान गोंय वॉलीबॉल संघटणेक घेवन पयली राज्य पांवड्यावेली बीच व्हॉलीबॉल सर्त मिरामार बिचार दवल्ल्या. सर्त सोमारा सुरु जाली. दादल्यांचे गटांत 32 टिमींनी वांटो घेतला. चलयांचे गटांत 11 टीमी वांटेकार जाल्यात. सर्त बुधवार मेरेन चलत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